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126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00ff00" style:font-weight-asian="normal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order-bottom="0.31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>
            <text:p>AAPL</text:p>
          </table:table-cell>
          <table:table-cell table:number-columns-repeated="7"/>
        </table:table-row>
        <table:table-row table:style-name="ro2">
          <table:table-cell table:style-name="ce2" office:value-type="string">
            <text:p>Usage : =GETMORNINGKEY(Ticker,Datacode)</text:p>
          </table:table-cell>
          <table:table-cell table:number-columns-repeated="7"/>
        </table:table-row>
        <table:table-row table:style-name="ro2">
          <table:table-cell/>
          <table:table-cell table:style-name="ce3" office:value-type="string">
            <text:p>Datacodes (FY-1 to FY-11)</text:p>
          </table:table-cell>
          <table:table-cell table:style-name="ce3" office:value-type="string">
            <text:p>Example: FY 1</text:p>
          </table:table-cell>
          <table:table-cell table:number-columns-repeated="5"/>
        </table:table-row>
        <table:table-row table:style-name="ro1">
          <table:table-cell office:value-type="string">
            <text:p>Financial Year</text:p>
          </table:table-cell>
          <table:table-cell office:value-type="string">
            <text:p>1 to 11</text:p>
          </table:table-cell>
          <table:table-cell table:formula="of:=COM.SMF.TICKER.GETINFO.PYTHON.SMFIMPL.GETMORNINGKEY([.A1];1)" office:value-type="string" office:string-value="TTM">
            <text:p>TTM</text:p>
          </table:table-cell>
          <table:table-cell table:number-columns-repeated="5"/>
        </table:table-row>
        <table:table-row table:style-name="ro1">
          <table:table-cell office:value-type="string">
            <text:p>Revenue USD Mil</text:p>
          </table:table-cell>
          <table:table-cell office:value-type="string">
            <text:p>12 to 22</text:p>
          </table:table-cell>
          <table:table-cell table:formula="of:=COM.SMF.TICKER.GETINFO.PYTHON.SMFIMPL.GETMORNINGKEY([.A1];12)" office:value-type="string" office:string-value="169,404">
            <text:p>169,404</text:p>
          </table:table-cell>
          <table:table-cell table:number-columns-repeated="5"/>
        </table:table-row>
        <table:table-row table:style-name="ro1">
          <table:table-cell office:value-type="string">
            <text:p>Gross Margin %</text:p>
          </table:table-cell>
          <table:table-cell office:value-type="string">
            <text:p>23 to 33</text:p>
          </table:table-cell>
          <table:table-cell table:formula="of:=COM.SMF.TICKER.GETINFO.PYTHON.SMFIMPL.GETMORNINGKEY([.A1];23)" office:value-type="string" office:string-value="38.3">
            <text:p>38.3</text:p>
          </table:table-cell>
          <table:table-cell table:number-columns-repeated="5"/>
        </table:table-row>
        <table:table-row table:style-name="ro1">
          <table:table-cell office:value-type="string">
            <text:p>Operating Income USD Mil</text:p>
          </table:table-cell>
          <table:table-cell office:value-type="string">
            <text:p>34 to 44</text:p>
          </table:table-cell>
          <table:table-cell table:formula="of:=COM.SMF.TICKER.GETINFO.PYTHON.SMFIMPL.GETMORNINGKEY([.A1];34)" office:value-type="string" office:string-value="49,913">
            <text:p>49,913</text:p>
          </table:table-cell>
          <table:table-cell table:number-columns-repeated="5"/>
        </table:table-row>
        <table:table-row table:style-name="ro1">
          <table:table-cell office:value-type="string">
            <text:p>Operating Margin %</text:p>
          </table:table-cell>
          <table:table-cell office:value-type="string">
            <text:p>45 to 55</text:p>
          </table:table-cell>
          <table:table-cell table:formula="of:=COM.SMF.TICKER.GETINFO.PYTHON.SMFIMPL.GETMORNINGKEY([.A1];45)" office:value-type="string" office:string-value="29.5">
            <text:p>29.5</text:p>
          </table:table-cell>
          <table:table-cell table:number-columns-repeated="5"/>
        </table:table-row>
        <table:table-row table:style-name="ro1">
          <table:table-cell office:value-type="string">
            <text:p>Net Income USD Mil</text:p>
          </table:table-cell>
          <table:table-cell office:value-type="string">
            <text:p>56 to 66</text:p>
          </table:table-cell>
          <table:table-cell table:formula="of:=COM.SMF.TICKER.GETINFO.PYTHON.SMFIMPL.GETMORNINGKEY([.A1];56)" office:value-type="string" office:string-value="37,748">
            <text:p>37,748</text:p>
          </table:table-cell>
          <table:table-cell table:number-columns-repeated="5"/>
        </table:table-row>
        <table:table-row table:style-name="ro1">
          <table:table-cell office:value-type="string">
            <text:p>Earnings Per Share USD</text:p>
          </table:table-cell>
          <table:table-cell office:value-type="string">
            <text:p>67 to 77</text:p>
          </table:table-cell>
          <table:table-cell table:formula="of:=COM.SMF.TICKER.GETINFO.PYTHON.SMFIMPL.GETMORNINGKEY([.A1];67)" office:value-type="string" office:string-value="40.10">
            <text:p>40.10</text:p>
          </table:table-cell>
          <table:table-cell table:number-columns-repeated="5"/>
        </table:table-row>
        <table:table-row table:style-name="ro1">
          <table:table-cell office:value-type="string">
            <text:p>Dividends USD</text:p>
          </table:table-cell>
          <table:table-cell office:value-type="string">
            <text:p>78 to 88</text:p>
          </table:table-cell>
          <table:table-cell table:formula="of:=COM.SMF.TICKER.GETINFO.PYTHON.SMFIMPL.GETMORNINGKEY([.A1];78)" office:value-type="string" office:string-value="11.00">
            <text:p>11.00</text:p>
          </table:table-cell>
          <table:table-cell table:number-columns-repeated="5"/>
        </table:table-row>
        <table:table-row table:style-name="ro1">
          <table:table-cell office:value-type="string">
            <text:p>Payout Ratio %</text:p>
          </table:table-cell>
          <table:table-cell office:value-type="string">
            <text:p>89 to 99</text:p>
          </table:table-cell>
          <table:table-cell table:formula="of:=COM.SMF.TICKER.GETINFO.PYTHON.SMFIMPL.GETMORNINGKEY([.A1];89)" office:value-type="string" office:string-value="27.4">
            <text:p>27.4</text:p>
          </table:table-cell>
          <table:table-cell table:number-columns-repeated="5"/>
        </table:table-row>
        <table:table-row table:style-name="ro1">
          <table:table-cell office:value-type="string">
            <text:p>Shares Mil</text:p>
          </table:table-cell>
          <table:table-cell office:value-type="string">
            <text:p>100 to 110</text:p>
          </table:table-cell>
          <table:table-cell table:formula="of:=COM.SMF.TICKER.GETINFO.PYTHON.SMFIMPL.GETMORNINGKEY([.A1];100)" office:value-type="string" office:string-value="941">
            <text:p>941</text:p>
          </table:table-cell>
          <table:table-cell table:number-columns-repeated="5"/>
        </table:table-row>
        <table:table-row table:style-name="ro1">
          <table:table-cell office:value-type="string">
            <text:p>Book Value Per Share USD</text:p>
          </table:table-cell>
          <table:table-cell office:value-type="string">
            <text:p>111 to 121</text:p>
          </table:table-cell>
          <table:table-cell table:formula="of:=COM.SMF.TICKER.GETINFO.PYTHON.SMFIMPL.GETMORNINGKEY([.A1];111)" office:value-type="string" office:string-value="135.78">
            <text:p>135.78</text:p>
          </table:table-cell>
          <table:table-cell table:number-columns-repeated="5"/>
        </table:table-row>
        <table:table-row table:style-name="ro1">
          <table:table-cell office:value-type="string">
            <text:p>Operating Cash Flow USD Mil</text:p>
          </table:table-cell>
          <table:table-cell office:value-type="string">
            <text:p>122 to 132</text:p>
          </table:table-cell>
          <table:table-cell table:formula="of:=COM.SMF.TICKER.GETINFO.PYTHON.SMFIMPL.GETMORNINGKEY([.A1];122)" office:value-type="string" office:string-value="52,894">
            <text:p>52,894</text:p>
          </table:table-cell>
          <table:table-cell table:number-columns-repeated="5"/>
        </table:table-row>
        <table:table-row table:style-name="ro1">
          <table:table-cell office:value-type="string">
            <text:p>Cap Spending USD Mil</text:p>
          </table:table-cell>
          <table:table-cell office:value-type="string">
            <text:p>133 to 143</text:p>
          </table:table-cell>
          <table:table-cell table:formula="of:=COM.SMF.TICKER.GETINFO.PYTHON.SMFIMPL.GETMORNINGKEY([.A1];133)" office:value-type="float" office:value="0">
            <text:p>#VALUE!</text:p>
          </table:table-cell>
          <table:table-cell table:number-columns-repeated="5"/>
        </table:table-row>
        <table:table-row table:style-name="ro1">
          <table:table-cell office:value-type="string">
            <text:p>Free Cash Flow USD Mil</text:p>
          </table:table-cell>
          <table:table-cell office:value-type="string">
            <text:p>144 to 154</text:p>
          </table:table-cell>
          <table:table-cell table:formula="of:=COM.SMF.TICKER.GETINFO.PYTHON.SMFIMPL.GETMORNINGKEY([.A1];144)" office:value-type="string" office:string-value="42,623">
            <text:p>42,623</text:p>
          </table:table-cell>
          <table:table-cell table:number-columns-repeated="5"/>
        </table:table-row>
        <table:table-row table:style-name="ro1">
          <table:table-cell office:value-type="string">
            <text:p>Free Cash Flow Per Share USD</text:p>
          </table:table-cell>
          <table:table-cell office:value-type="string">
            <text:p>155 to 165</text:p>
          </table:table-cell>
          <table:table-cell table:formula="of:=COM.SMF.TICKER.GETINFO.PYTHON.SMFIMPL.GETMORNINGKEY([.A1];155)">
            <text:p/>
          </table:table-cell>
          <table:table-cell table:number-columns-repeated="5"/>
        </table:table-row>
        <table:table-row table:style-name="ro1">
          <table:table-cell office:value-type="string">
            <text:p>Working Capital USD Mil</text:p>
          </table:table-cell>
          <table:table-cell office:value-type="string">
            <text:p>166 to 176</text:p>
          </table:table-cell>
          <table:table-cell table:formula="of:=COM.SMF.TICKER.GETINFO.PYTHON.SMFIMPL.GETMORNINGKEY([.A1];166)">
            <text:p/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Margins % of Sales</text:p>
          </table:table-cell>
          <table:table-cell table:number-columns-repeated="7"/>
        </table:table-row>
        <table:table-row table:style-name="ro1">
          <table:table-cell office:value-type="string">
            <text:p>Revenue/Sales</text:p>
          </table:table-cell>
          <table:table-cell office:value-type="string">
            <text:p>177 to 187</text:p>
          </table:table-cell>
          <table:table-cell table:formula="of:=COM.SMF.TICKER.GETINFO.PYTHON.SMFIMPL.GETMORNINGKEY([.A1];177)" office:value-type="string" office:string-value="100.00">
            <text:p>100.00</text:p>
          </table:table-cell>
          <table:table-cell table:number-columns-repeated="5"/>
        </table:table-row>
        <table:table-row table:style-name="ro1">
          <table:table-cell office:value-type="string">
            <text:p>COGS/Sales</text:p>
          </table:table-cell>
          <table:table-cell office:value-type="string">
            <text:p>188 to 198</text:p>
          </table:table-cell>
          <table:table-cell table:formula="of:=COM.SMF.TICKER.GETINFO.PYTHON.SMFIMPL.GETMORNINGKEY([.A1];188)" office:value-type="string" office:string-value="61.73">
            <text:p>61.73</text:p>
          </table:table-cell>
          <table:table-cell table:number-columns-repeated="5"/>
        </table:table-row>
        <table:table-row table:style-name="ro1">
          <table:table-cell office:value-type="string">
            <text:p>Gross Margin/Sales</text:p>
          </table:table-cell>
          <table:table-cell office:value-type="string">
            <text:p>199 to 209</text:p>
          </table:table-cell>
          <table:table-cell table:formula="of:=COM.SMF.TICKER.GETINFO.PYTHON.SMFIMPL.GETMORNINGKEY([.A1];199)" office:value-type="string" office:string-value="38.27">
            <text:p>38.27</text:p>
          </table:table-cell>
          <table:table-cell table:number-columns-repeated="5"/>
        </table:table-row>
        <table:table-row table:style-name="ro1">
          <table:table-cell office:value-type="string">
            <text:p>SG&amp;A/Sales</text:p>
          </table:table-cell>
          <table:table-cell office:value-type="string">
            <text:p>210 to 220</text:p>
          </table:table-cell>
          <table:table-cell table:formula="of:=COM.SMF.TICKER.GETINFO.PYTHON.SMFIMPL.GETMORNINGKEY([.A1];210)" office:value-type="string" office:string-value="6.32">
            <text:p>6.32</text:p>
          </table:table-cell>
          <table:table-cell table:number-columns-repeated="5"/>
        </table:table-row>
        <table:table-row table:style-name="ro1">
          <table:table-cell office:value-type="string">
            <text:p>R&amp;D/Sales</text:p>
          </table:table-cell>
          <table:table-cell office:value-type="string">
            <text:p>221 to 231</text:p>
          </table:table-cell>
          <table:table-cell table:formula="of:=COM.SMF.TICKER.GETINFO.PYTHON.SMFIMPL.GETMORNINGKEY([.A1];221)" office:value-type="string" office:string-value="2.49">
            <text:p>2.49</text:p>
          </table:table-cell>
          <table:table-cell table:number-columns-repeated="5"/>
        </table:table-row>
        <table:table-row table:style-name="ro1">
          <table:table-cell office:value-type="string">
            <text:p>Other/Sales</text:p>
          </table:table-cell>
          <table:table-cell office:value-type="string">
            <text:p>232 to 242</text:p>
          </table:table-cell>
          <table:table-cell table:formula="of:=COM.SMF.TICKER.GETINFO.PYTHON.SMFIMPL.GETMORNINGKEY([.A1];232)">
            <text:p/>
          </table:table-cell>
          <table:table-cell table:number-columns-repeated="5"/>
        </table:table-row>
        <table:table-row table:style-name="ro1">
          <table:table-cell office:value-type="string">
            <text:p>Operating Margin/Sales</text:p>
          </table:table-cell>
          <table:table-cell office:value-type="string">
            <text:p>243 to 253</text:p>
          </table:table-cell>
          <table:table-cell table:formula="of:=COM.SMF.TICKER.GETINFO.PYTHON.SMFIMPL.GETMORNINGKEY([.A1];243)" office:value-type="string" office:string-value="29.46">
            <text:p>29.46</text:p>
          </table:table-cell>
          <table:table-cell table:number-columns-repeated="5"/>
        </table:table-row>
        <table:table-row table:style-name="ro1">
          <table:table-cell office:value-type="string">
            <text:p>Net Int Inc &amp; Other/Sales</text:p>
          </table:table-cell>
          <table:table-cell office:value-type="string">
            <text:p>254 to 264</text:p>
          </table:table-cell>
          <table:table-cell table:formula="of:=COM.SMF.TICKER.GETINFO.PYTHON.SMFIMPL.GETMORNINGKEY([.A1];254)" office:value-type="string" office:string-value="0.59">
            <text:p>0.59</text:p>
          </table:table-cell>
          <table:table-cell table:number-columns-repeated="5"/>
        </table:table-row>
        <table:table-row table:style-name="ro1">
          <table:table-cell office:value-type="string">
            <text:p>EBT Margin/Sales</text:p>
          </table:table-cell>
          <table:table-cell office:value-type="string">
            <text:p>265 to 275</text:p>
          </table:table-cell>
          <table:table-cell table:formula="of:=COM.SMF.TICKER.GETINFO.PYTHON.SMFIMPL.GETMORNINGKEY([.A1];265)" office:value-type="string" office:string-value="30.05">
            <text:p>30.0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rofitability</text:p>
          </table:table-cell>
          <table:table-cell table:number-columns-repeated="7"/>
        </table:table-row>
        <table:table-row table:style-name="ro1">
          <table:table-cell office:value-type="string">
            <text:p>Tax Rate %</text:p>
          </table:table-cell>
          <table:table-cell office:value-type="string">
            <text:p>276 to 286</text:p>
          </table:table-cell>
          <table:table-cell table:formula="of:=COM.SMF.TICKER.GETINFO.PYTHON.SMFIMPL.GETMORNINGKEY([.A1];276)" office:value-type="string" office:string-value="25.85">
            <text:p>25.85</text:p>
          </table:table-cell>
          <table:table-cell table:number-columns-repeated="5"/>
        </table:table-row>
        <table:table-row table:style-name="ro1">
          <table:table-cell office:value-type="string">
            <text:p>Net Margin %</text:p>
          </table:table-cell>
          <table:table-cell office:value-type="string">
            <text:p>287 to 297</text:p>
          </table:table-cell>
          <table:table-cell table:formula="of:=COM.SMF.TICKER.GETINFO.PYTHON.SMFIMPL.GETMORNINGKEY([.A1];287)" office:value-type="string" office:string-value="22.28">
            <text:p>22.28</text:p>
          </table:table-cell>
          <table:table-cell table:number-columns-repeated="5"/>
        </table:table-row>
        <table:table-row table:style-name="ro1">
          <table:table-cell office:value-type="string">
            <text:p>Asset Turnover (Average)</text:p>
          </table:table-cell>
          <table:table-cell office:value-type="string">
            <text:p>298 to 308</text:p>
          </table:table-cell>
          <table:table-cell table:formula="of:=COM.SMF.TICKER.GETINFO.PYTHON.SMFIMPL.GETMORNINGKEY([.A1];298)" office:value-type="string" office:string-value="0.93">
            <text:p>0.93</text:p>
          </table:table-cell>
          <table:table-cell table:number-columns-repeated="5"/>
        </table:table-row>
        <table:table-row table:style-name="ro1">
          <table:table-cell office:value-type="string">
            <text:p>Return on Assets %</text:p>
          </table:table-cell>
          <table:table-cell office:value-type="string">
            <text:p>309 to 319</text:p>
          </table:table-cell>
          <table:table-cell table:formula="of:=COM.SMF.TICKER.GETINFO.PYTHON.SMFIMPL.GETMORNINGKEY([.A1];309)" office:value-type="string" office:string-value="20.81">
            <text:p>20.81</text:p>
          </table:table-cell>
          <table:table-cell table:number-columns-repeated="5"/>
        </table:table-row>
        <table:table-row table:style-name="ro1">
          <table:table-cell office:value-type="string">
            <text:p>Financial Leverage (Average)</text:p>
          </table:table-cell>
          <table:table-cell office:value-type="string">
            <text:p>320 to 330</text:p>
          </table:table-cell>
          <table:table-cell table:formula="of:=COM.SMF.TICKER.GETINFO.PYTHON.SMFIMPL.GETMORNINGKEY([.A1];320)" office:value-type="string" office:string-value="1.62">
            <text:p>1.62</text:p>
          </table:table-cell>
          <table:table-cell table:number-columns-repeated="5"/>
        </table:table-row>
        <table:table-row table:style-name="ro1">
          <table:table-cell office:value-type="string">
            <text:p>Return on Equity %</text:p>
          </table:table-cell>
          <table:table-cell office:value-type="string">
            <text:p>331 to 341</text:p>
          </table:table-cell>
          <table:table-cell table:formula="of:=COM.SMF.TICKER.GETINFO.PYTHON.SMFIMPL.GETMORNINGKEY([.A1];331)" office:value-type="string" office:string-value="32.11">
            <text:p>32.11</text:p>
          </table:table-cell>
          <table:table-cell table:number-columns-repeated="5"/>
        </table:table-row>
        <table:table-row table:style-name="ro1">
          <table:table-cell office:value-type="string">
            <text:p>Return on Invested Capital %</text:p>
          </table:table-cell>
          <table:table-cell office:value-type="string">
            <text:p>342 to 352</text:p>
          </table:table-cell>
          <table:table-cell table:formula="of:=COM.SMF.TICKER.GETINFO.PYTHON.SMFIMPL.GETMORNINGKEY([.A1];342)" office:value-type="string" office:string-value="28.06">
            <text:p>28.06</text:p>
          </table:table-cell>
          <table:table-cell table:number-columns-repeated="5"/>
        </table:table-row>
        <table:table-row table:style-name="ro1">
          <table:table-cell office:value-type="string">
            <text:p>Interest Coverage</text:p>
          </table:table-cell>
          <table:table-cell office:value-type="string">
            <text:p>353 to 363</text:p>
          </table:table-cell>
          <table:table-cell table:formula="of:=COM.SMF.TICKER.GETINFO.PYTHON.SMFIMPL.GETMORNINGKEY([.A1];353)">
            <text:p/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evenue %</text:p>
          </table:table-cell>
          <table:table-cell table:number-columns-repeated="7"/>
        </table:table-row>
        <table:table-row table:style-name="ro1">
          <table:table-cell office:value-type="string">
            <text:p>Year over Year</text:p>
          </table:table-cell>
          <table:table-cell office:value-type="string">
            <text:p>375 to 385</text:p>
          </table:table-cell>
          <table:table-cell table:formula="of:=COM.SMF.TICKER.GETINFO.PYTHON.SMFIMPL.GETMORNINGKEY([.A1];375)" office:value-type="string" office:string-value="0.86">
            <text:p>0.86</text:p>
          </table:table-cell>
          <table:table-cell table:number-columns-repeated="5"/>
        </table:table-row>
        <table:table-row table:style-name="ro1">
          <table:table-cell office:value-type="string">
            <text:p>3-Year Average</text:p>
          </table:table-cell>
          <table:table-cell office:value-type="string">
            <text:p>386 to 396</text:p>
          </table:table-cell>
          <table:table-cell table:formula="of:=COM.SMF.TICKER.GETINFO.PYTHON.SMFIMPL.GETMORNINGKEY([.A1];386)">
            <text:p/>
          </table:table-cell>
          <table:table-cell table:number-columns-repeated="5"/>
        </table:table-row>
        <table:table-row table:style-name="ro1">
          <table:table-cell office:value-type="string">
            <text:p>5-Year Average</text:p>
          </table:table-cell>
          <table:table-cell office:value-type="string">
            <text:p>397 to 407</text:p>
          </table:table-cell>
          <table:table-cell table:formula="of:=COM.SMF.TICKER.GETINFO.PYTHON.SMFIMPL.GETMORNINGKEY([.A1];397)">
            <text:p/>
          </table:table-cell>
          <table:table-cell table:number-columns-repeated="5"/>
        </table:table-row>
        <table:table-row table:style-name="ro1">
          <table:table-cell office:value-type="string">
            <text:p>10-Year Average</text:p>
          </table:table-cell>
          <table:table-cell office:value-type="string">
            <text:p>408 to 418</text:p>
          </table:table-cell>
          <table:table-cell table:formula="of:=COM.SMF.TICKER.GETINFO.PYTHON.SMFIMPL.GETMORNINGKEY([.A1];408)">
            <text:p/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Operating Income %</text:p>
          </table:table-cell>
          <table:table-cell table:number-columns-repeated="7"/>
        </table:table-row>
        <table:table-row table:style-name="ro1">
          <table:table-cell office:value-type="string">
            <text:p>Year over Year</text:p>
          </table:table-cell>
          <table:table-cell office:value-type="string">
            <text:p>430 to 440</text:p>
          </table:table-cell>
          <table:table-cell table:formula="of:=COM.SMF.TICKER.GETINFO.PYTHON.SMFIMPL.GETMORNINGKEY([.A1];430)" office:value-type="string" office:string-value="-20.50">
            <text:p>-20.50</text:p>
          </table:table-cell>
          <table:table-cell table:number-columns-repeated="5"/>
        </table:table-row>
        <table:table-row table:style-name="ro1">
          <table:table-cell office:value-type="string">
            <text:p>3-Year Average</text:p>
          </table:table-cell>
          <table:table-cell office:value-type="string">
            <text:p>441 to 451</text:p>
          </table:table-cell>
          <table:table-cell table:formula="of:=COM.SMF.TICKER.GETINFO.PYTHON.SMFIMPL.GETMORNINGKEY([.A1];441)">
            <text:p/>
          </table:table-cell>
          <table:table-cell table:number-columns-repeated="5"/>
        </table:table-row>
        <table:table-row table:style-name="ro1">
          <table:table-cell office:value-type="string">
            <text:p>5-Year Average</text:p>
          </table:table-cell>
          <table:table-cell office:value-type="string">
            <text:p>452 to 462</text:p>
          </table:table-cell>
          <table:table-cell table:formula="of:=COM.SMF.TICKER.GETINFO.PYTHON.SMFIMPL.GETMORNINGKEY([.A1];452)">
            <text:p/>
          </table:table-cell>
          <table:table-cell table:number-columns-repeated="5"/>
        </table:table-row>
        <table:table-row table:style-name="ro1">
          <table:table-cell office:value-type="string">
            <text:p>10-Year Average</text:p>
          </table:table-cell>
          <table:table-cell office:value-type="string">
            <text:p>463 to 473</text:p>
          </table:table-cell>
          <table:table-cell table:formula="of:=COM.SMF.TICKER.GETINFO.PYTHON.SMFIMPL.GETMORNINGKEY([.A1];463)">
            <text:p/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et Income %</text:p>
          </table:table-cell>
          <table:table-cell table:number-columns-repeated="7"/>
        </table:table-row>
        <table:table-row table:style-name="ro1">
          <table:table-cell office:value-type="string">
            <text:p>Year over Year</text:p>
          </table:table-cell>
          <table:table-cell office:value-type="string">
            <text:p>485 to 495</text:p>
          </table:table-cell>
          <table:table-cell table:formula="of:=COM.SMF.TICKER.GETINFO.PYTHON.SMFIMPL.GETMORNINGKEY([.A1];485)">
            <text:p/>
          </table:table-cell>
          <table:table-cell table:number-columns-repeated="5"/>
        </table:table-row>
        <table:table-row table:style-name="ro1">
          <table:table-cell office:value-type="string">
            <text:p>3-Year Average</text:p>
          </table:table-cell>
          <table:table-cell office:value-type="string">
            <text:p>496 to 506</text:p>
          </table:table-cell>
          <table:table-cell table:formula="of:=COM.SMF.TICKER.GETINFO.PYTHON.SMFIMPL.GETMORNINGKEY([.A1];496)">
            <text:p/>
          </table:table-cell>
          <table:table-cell table:number-columns-repeated="5"/>
        </table:table-row>
        <table:table-row table:style-name="ro1">
          <table:table-cell office:value-type="string">
            <text:p>5-Year Average</text:p>
          </table:table-cell>
          <table:table-cell office:value-type="string">
            <text:p>507 to 517</text:p>
          </table:table-cell>
          <table:table-cell table:formula="of:=COM.SMF.TICKER.GETINFO.PYTHON.SMFIMPL.GETMORNINGKEY([.A1];507)">
            <text:p/>
          </table:table-cell>
          <table:table-cell table:number-columns-repeated="5"/>
        </table:table-row>
        <table:table-row table:style-name="ro1">
          <table:table-cell office:value-type="string">
            <text:p>10-Year Average</text:p>
          </table:table-cell>
          <table:table-cell office:value-type="string">
            <text:p>518 to 528</text:p>
          </table:table-cell>
          <table:table-cell table:formula="of:=COM.SMF.TICKER.GETINFO.PYTHON.SMFIMPL.GETMORNINGKEY([.A1];518)">
            <text:p/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PS %</text:p>
          </table:table-cell>
          <table:table-cell table:number-columns-repeated="7"/>
        </table:table-row>
        <table:table-row table:style-name="ro1">
          <table:table-cell office:value-type="string">
            <text:p>Year over Year</text:p>
          </table:table-cell>
          <table:table-cell office:value-type="string">
            <text:p>540 to 550</text:p>
          </table:table-cell>
          <table:table-cell table:formula="of:=COM.SMF.TICKER.GETINFO.PYTHON.SMFIMPL.GETMORNINGKEY([.A1];540)" office:value-type="string" office:string-value="-19.85">
            <text:p>-19.85</text:p>
          </table:table-cell>
          <table:table-cell table:number-columns-repeated="5"/>
        </table:table-row>
        <table:table-row table:style-name="ro1">
          <table:table-cell office:value-type="string">
            <text:p>3-Year Average</text:p>
          </table:table-cell>
          <table:table-cell office:value-type="string">
            <text:p>551 to 561</text:p>
          </table:table-cell>
          <table:table-cell table:formula="of:=COM.SMF.TICKER.GETINFO.PYTHON.SMFIMPL.GETMORNINGKEY([.A1];551)">
            <text:p/>
          </table:table-cell>
          <table:table-cell table:number-columns-repeated="5"/>
        </table:table-row>
        <table:table-row table:style-name="ro1">
          <table:table-cell office:value-type="string">
            <text:p>5-Year Average</text:p>
          </table:table-cell>
          <table:table-cell office:value-type="string">
            <text:p>562 to 572</text:p>
          </table:table-cell>
          <table:table-cell table:formula="of:=COM.SMF.TICKER.GETINFO.PYTHON.SMFIMPL.GETMORNINGKEY([.A1];562)">
            <text:p/>
          </table:table-cell>
          <table:table-cell table:number-columns-repeated="5"/>
        </table:table-row>
        <table:table-row table:style-name="ro1">
          <table:table-cell office:value-type="string">
            <text:p>10-Year Average</text:p>
          </table:table-cell>
          <table:table-cell office:value-type="string">
            <text:p>573 to 583</text:p>
          </table:table-cell>
          <table:table-cell table:formula="of:=COM.SMF.TICKER.GETINFO.PYTHON.SMFIMPL.GETMORNINGKEY([.A1];573)">
            <text:p/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ash Flow Ratios</text:p>
          </table:table-cell>
          <table:table-cell table:number-columns-repeated="7"/>
        </table:table-row>
        <table:table-row table:style-name="ro1">
          <table:table-cell office:value-type="string">
            <text:p>Operating Cash Flow Growth % YOY</text:p>
          </table:table-cell>
          <table:table-cell office:value-type="string">
            <text:p>584 to 594</text:p>
          </table:table-cell>
          <table:table-cell table:formula="of:=COM.SMF.TICKER.GETINFO.PYTHON.SMFIMPL.GETMORNINGKEY([.A1];584)">
            <text:p/>
          </table:table-cell>
          <table:table-cell table:number-columns-repeated="5"/>
        </table:table-row>
        <table:table-row table:style-name="ro1">
          <table:table-cell office:value-type="string">
            <text:p>Free Cash Flow Growth % YOY</text:p>
          </table:table-cell>
          <table:table-cell office:value-type="string">
            <text:p>595 to 605</text:p>
          </table:table-cell>
          <table:table-cell table:formula="of:=COM.SMF.TICKER.GETINFO.PYTHON.SMFIMPL.GETMORNINGKEY([.A1];595)">
            <text:p/>
          </table:table-cell>
          <table:table-cell table:number-columns-repeated="5"/>
        </table:table-row>
        <table:table-row table:style-name="ro1">
          <table:table-cell office:value-type="string">
            <text:p>Cap Ex as a % of Sales</text:p>
          </table:table-cell>
          <table:table-cell office:value-type="string">
            <text:p>606 to 616</text:p>
          </table:table-cell>
          <table:table-cell table:formula="of:=COM.SMF.TICKER.GETINFO.PYTHON.SMFIMPL.GETMORNINGKEY([.A1];606)" office:value-type="string" office:string-value="6.06">
            <text:p>6.06</text:p>
          </table:table-cell>
          <table:table-cell table:number-columns-repeated="5"/>
        </table:table-row>
        <table:table-row table:style-name="ro1">
          <table:table-cell office:value-type="string">
            <text:p>Free Cash Flow/Sales %</text:p>
          </table:table-cell>
          <table:table-cell office:value-type="string">
            <text:p>617 to 627</text:p>
          </table:table-cell>
          <table:table-cell table:formula="of:=COM.SMF.TICKER.GETINFO.PYTHON.SMFIMPL.GETMORNINGKEY([.A1];617)" office:value-type="string" office:string-value="25.16">
            <text:p>25.16</text:p>
          </table:table-cell>
          <table:table-cell table:number-columns-repeated="5"/>
        </table:table-row>
        <table:table-row table:style-name="ro1">
          <table:table-cell office:value-type="string">
            <text:p>Free Cash Flow/Net Income</text:p>
          </table:table-cell>
          <table:table-cell office:value-type="string">
            <text:p>628 to 638</text:p>
          </table:table-cell>
          <table:table-cell table:formula="of:=COM.SMF.TICKER.GETINFO.PYTHON.SMFIMPL.GETMORNINGKEY([.A1];628)" office:value-type="string" office:string-value="1.13">
            <text:p>1.13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alance Sheet Items (in %)</text:p>
          </table:table-cell>
          <table:table-cell table:number-columns-repeated="7"/>
        </table:table-row>
        <table:table-row table:style-name="ro1">
          <table:table-cell office:value-type="string">
            <text:p>Cash &amp; Short-Term Investments</text:p>
          </table:table-cell>
          <table:table-cell office:value-type="string">
            <text:p>639 to 649</text:p>
          </table:table-cell>
          <table:table-cell table:formula="of:=COM.SMF.TICKER.GETINFO.PYTHON.SMFIMPL.GETMORNINGKEY([.A1];639)" office:value-type="string" office:string-value="21.32">
            <text:p>21.32</text:p>
          </table:table-cell>
          <table:table-cell table:number-columns-repeated="5"/>
        </table:table-row>
        <table:table-row table:style-name="ro1">
          <table:table-cell office:value-type="string">
            <text:p>Accounts Receivable</text:p>
          </table:table-cell>
          <table:table-cell office:value-type="string">
            <text:p>650 to 660</text:p>
          </table:table-cell>
          <table:table-cell table:formula="of:=COM.SMF.TICKER.GETINFO.PYTHON.SMFIMPL.GETMORNINGKEY([.A1];650)" office:value-type="string" office:string-value="6.73">
            <text:p>6.73</text:p>
          </table:table-cell>
          <table:table-cell table:number-columns-repeated="5"/>
        </table:table-row>
        <table:table-row table:style-name="ro1">
          <table:table-cell office:value-type="string">
            <text:p>Inventory</text:p>
          </table:table-cell>
          <table:table-cell office:value-type="string">
            <text:p>661 to 671</text:p>
          </table:table-cell>
          <table:table-cell table:formula="of:=COM.SMF.TICKER.GETINFO.PYTHON.SMFIMPL.GETMORNINGKEY([.A1];661)" office:value-type="string" office:string-value="0.85">
            <text:p>0.85</text:p>
          </table:table-cell>
          <table:table-cell table:number-columns-repeated="5"/>
        </table:table-row>
        <table:table-row table:style-name="ro1">
          <table:table-cell office:value-type="string">
            <text:p>Other Current Assets</text:p>
          </table:table-cell>
          <table:table-cell office:value-type="string">
            <text:p>672 to 682</text:p>
          </table:table-cell>
          <table:table-cell table:formula="of:=COM.SMF.TICKER.GETINFO.PYTHON.SMFIMPL.GETMORNINGKEY([.A1];672)" office:value-type="string" office:string-value="5.24">
            <text:p>5.24</text:p>
          </table:table-cell>
          <table:table-cell table:number-columns-repeated="5"/>
        </table:table-row>
        <table:table-row table:style-name="ro1">
          <table:table-cell office:value-type="string">
            <text:p>Total Current Assets</text:p>
          </table:table-cell>
          <table:table-cell office:value-type="string">
            <text:p>683 to 693</text:p>
          </table:table-cell>
          <table:table-cell table:formula="of:=COM.SMF.TICKER.GETINFO.PYTHON.SMFIMPL.GETMORNINGKEY([.A1];683)" office:value-type="string" office:string-value="34.13">
            <text:p>34.13</text:p>
          </table:table-cell>
          <table:table-cell table:number-columns-repeated="5"/>
        </table:table-row>
        <table:table-row table:style-name="ro1">
          <table:table-cell office:value-type="string">
            <text:p>Net PP&amp;E</text:p>
          </table:table-cell>
          <table:table-cell office:value-type="string">
            <text:p>694 to 704</text:p>
          </table:table-cell>
          <table:table-cell table:formula="of:=COM.SMF.TICKER.GETINFO.PYTHON.SMFIMPL.GETMORNINGKEY([.A1];694)" office:value-type="string" office:string-value="8.17">
            <text:p>8.17</text:p>
          </table:table-cell>
          <table:table-cell table:number-columns-repeated="5"/>
        </table:table-row>
        <table:table-row table:style-name="ro1">
          <table:table-cell office:value-type="string">
            <text:p>Intangibles</text:p>
          </table:table-cell>
          <table:table-cell office:value-type="string">
            <text:p>705 to 715</text:p>
          </table:table-cell>
          <table:table-cell table:formula="of:=COM.SMF.TICKER.GETINFO.PYTHON.SMFIMPL.GETMORNINGKEY([.A1];705)" office:value-type="string" office:string-value="2.94">
            <text:p>2.94</text:p>
          </table:table-cell>
          <table:table-cell table:number-columns-repeated="5"/>
        </table:table-row>
        <table:table-row table:style-name="ro1">
          <table:table-cell office:value-type="string">
            <text:p>Other Long-Term Assets</text:p>
          </table:table-cell>
          <table:table-cell office:value-type="string">
            <text:p>716 to 726</text:p>
          </table:table-cell>
          <table:table-cell table:formula="of:=COM.SMF.TICKER.GETINFO.PYTHON.SMFIMPL.GETMORNINGKEY([.A1];716)" office:value-type="string" office:string-value="54.76">
            <text:p>54.76</text:p>
          </table:table-cell>
          <table:table-cell table:number-columns-repeated="5"/>
        </table:table-row>
        <table:table-row table:style-name="ro1">
          <table:table-cell office:value-type="string">
            <text:p>Total Assets</text:p>
          </table:table-cell>
          <table:table-cell office:value-type="string">
            <text:p>727 to 737</text:p>
          </table:table-cell>
          <table:table-cell table:formula="of:=COM.SMF.TICKER.GETINFO.PYTHON.SMFIMPL.GETMORNINGKEY([.A1];727)" office:value-type="string" office:string-value="100.00">
            <text:p>100.00</text:p>
          </table:table-cell>
          <table:table-cell table:number-columns-repeated="5"/>
        </table:table-row>
        <table:table-row table:style-name="ro1">
          <table:table-cell office:value-type="string">
            <text:p>Accounts Payable</text:p>
          </table:table-cell>
          <table:table-cell office:value-type="string">
            <text:p>738 to 748</text:p>
          </table:table-cell>
          <table:table-cell table:formula="of:=COM.SMF.TICKER.GETINFO.PYTHON.SMFIMPL.GETMORNINGKEY([.A1];738)" office:value-type="string" office:string-value="7.76">
            <text:p>7.76</text:p>
          </table:table-cell>
          <table:table-cell table:number-columns-repeated="5"/>
        </table:table-row>
        <table:table-row table:style-name="ro1">
          <table:table-cell office:value-type="string">
            <text:p>Short-Term Debt</text:p>
          </table:table-cell>
          <table:table-cell office:value-type="string">
            <text:p>749 to 759</text:p>
          </table:table-cell>
          <table:table-cell table:formula="of:=COM.SMF.TICKER.GETINFO.PYTHON.SMFIMPL.GETMORNINGKEY([.A1];749)">
            <text:p/>
          </table:table-cell>
          <table:table-cell table:number-columns-repeated="5"/>
        </table:table-row>
        <table:table-row table:style-name="ro1">
          <table:table-cell office:value-type="string">
            <text:p>Taxes Payable</text:p>
          </table:table-cell>
          <table:table-cell office:value-type="string">
            <text:p>760 to 770</text:p>
          </table:table-cell>
          <table:table-cell table:formula="of:=COM.SMF.TICKER.GETINFO.PYTHON.SMFIMPL.GETMORNINGKEY([.A1];760)" office:value-type="string" office:string-value="0.65">
            <text:p>0.65</text:p>
          </table:table-cell>
          <table:table-cell table:number-columns-repeated="5"/>
        </table:table-row>
        <table:table-row table:style-name="ro1">
          <table:table-cell office:value-type="string">
            <text:p>Accrued Liabilities</text:p>
          </table:table-cell>
          <table:table-cell office:value-type="string">
            <text:p>771 to 781</text:p>
          </table:table-cell>
          <table:table-cell table:formula="of:=COM.SMF.TICKER.GETINFO.PYTHON.SMFIMPL.GETMORNINGKEY([.A1];771)" office:value-type="string" office:string-value="2.44">
            <text:p>2.44</text:p>
          </table:table-cell>
          <table:table-cell table:number-columns-repeated="5"/>
        </table:table-row>
        <table:table-row table:style-name="ro1">
          <table:table-cell office:value-type="string">
            <text:p>Other Short-Term Liabilities</text:p>
          </table:table-cell>
          <table:table-cell office:value-type="string">
            <text:p>782 to 792</text:p>
          </table:table-cell>
          <table:table-cell table:formula="of:=COM.SMF.TICKER.GETINFO.PYTHON.SMFIMPL.GETMORNINGKEY([.A1];782)" office:value-type="string" office:string-value="7.32">
            <text:p>7.32</text:p>
          </table:table-cell>
          <table:table-cell table:number-columns-repeated="5"/>
        </table:table-row>
        <table:table-row table:style-name="ro1">
          <table:table-cell office:value-type="string">
            <text:p>Total Current Liabilities</text:p>
          </table:table-cell>
          <table:table-cell office:value-type="string">
            <text:p>793 to 803</text:p>
          </table:table-cell>
          <table:table-cell table:formula="of:=COM.SMF.TICKER.GETINFO.PYTHON.SMFIMPL.GETMORNINGKEY([.A1];793)" office:value-type="string" office:string-value="18.17">
            <text:p>18.17</text:p>
          </table:table-cell>
          <table:table-cell table:number-columns-repeated="5"/>
        </table:table-row>
        <table:table-row table:style-name="ro1">
          <table:table-cell office:value-type="string">
            <text:p>Long-Term Debt</text:p>
          </table:table-cell>
          <table:table-cell office:value-type="string">
            <text:p>804 to 814</text:p>
          </table:table-cell>
          <table:table-cell table:formula="of:=COM.SMF.TICKER.GETINFO.PYTHON.SMFIMPL.GETMORNINGKEY([.A1];804)" office:value-type="string" office:string-value="8.49">
            <text:p>8.49</text:p>
          </table:table-cell>
          <table:table-cell table:number-columns-repeated="5"/>
        </table:table-row>
        <table:table-row table:style-name="ro1">
          <table:table-cell office:value-type="string">
            <text:p>Other Long-Term Liabilities</text:p>
          </table:table-cell>
          <table:table-cell office:value-type="string">
            <text:p>815 to 825</text:p>
          </table:table-cell>
          <table:table-cell table:formula="of:=COM.SMF.TICKER.GETINFO.PYTHON.SMFIMPL.GETMORNINGKEY([.A1];815)" office:value-type="string" office:string-value="11.62">
            <text:p>11.62</text:p>
          </table:table-cell>
          <table:table-cell table:number-columns-repeated="5"/>
        </table:table-row>
        <table:table-row table:style-name="ro1">
          <table:table-cell office:value-type="string">
            <text:p>Total Liabilities</text:p>
          </table:table-cell>
          <table:table-cell office:value-type="string">
            <text:p>826 to 836</text:p>
          </table:table-cell>
          <table:table-cell table:formula="of:=COM.SMF.TICKER.GETINFO.PYTHON.SMFIMPL.GETMORNINGKEY([.A1];826)" office:value-type="string" office:string-value="38.28">
            <text:p>38.28</text:p>
          </table:table-cell>
          <table:table-cell table:number-columns-repeated="5"/>
        </table:table-row>
        <table:table-row table:style-name="ro1">
          <table:table-cell office:value-type="string">
            <text:p>Total Stockholders' Equity</text:p>
          </table:table-cell>
          <table:table-cell office:value-type="string">
            <text:p>837 to 847</text:p>
          </table:table-cell>
          <table:table-cell table:formula="of:=COM.SMF.TICKER.GETINFO.PYTHON.SMFIMPL.GETMORNINGKEY([.A1];837)" office:value-type="string" office:string-value="61.72">
            <text:p>61.72</text:p>
          </table:table-cell>
          <table:table-cell table:number-columns-repeated="5"/>
        </table:table-row>
        <table:table-row table:style-name="ro1">
          <table:table-cell office:value-type="string">
            <text:p>Total Liabilities &amp; Equity</text:p>
          </table:table-cell>
          <table:table-cell office:value-type="string">
            <text:p>848 to 858</text:p>
          </table:table-cell>
          <table:table-cell table:formula="of:=COM.SMF.TICKER.GETINFO.PYTHON.SMFIMPL.GETMORNINGKEY([.A1];848)" office:value-type="string" office:string-value="100.00">
            <text:p>100.00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Liquidity/Financial Health</text:p>
          </table:table-cell>
          <table:table-cell table:number-columns-repeated="7"/>
        </table:table-row>
        <table:table-row table:style-name="ro1">
          <table:table-cell office:value-type="string">
            <text:p>Current Ratio</text:p>
          </table:table-cell>
          <table:table-cell office:value-type="string">
            <text:p>859 to 869</text:p>
          </table:table-cell>
          <table:table-cell table:formula="of:=COM.SMF.TICKER.GETINFO.PYTHON.SMFIMPL.GETMORNINGKEY([.A1];859)" office:value-type="string" office:string-value="1.88">
            <text:p>1.88</text:p>
          </table:table-cell>
          <table:table-cell table:number-columns-repeated="5"/>
        </table:table-row>
        <table:table-row table:style-name="ro1">
          <table:table-cell office:value-type="string">
            <text:p>Quick Ratio</text:p>
          </table:table-cell>
          <table:table-cell office:value-type="string">
            <text:p>870 to 880</text:p>
          </table:table-cell>
          <table:table-cell table:formula="of:=COM.SMF.TICKER.GETINFO.PYTHON.SMFIMPL.GETMORNINGKEY([.A1];870)" office:value-type="string" office:string-value="1.54">
            <text:p>1.54</text:p>
          </table:table-cell>
          <table:table-cell table:number-columns-repeated="5"/>
        </table:table-row>
        <table:table-row table:style-name="ro1">
          <table:table-cell office:value-type="string">
            <text:p>Financial Leverage</text:p>
          </table:table-cell>
          <table:table-cell office:value-type="string">
            <text:p>881 to 891</text:p>
          </table:table-cell>
          <table:table-cell table:formula="of:=COM.SMF.TICKER.GETINFO.PYTHON.SMFIMPL.GETMORNINGKEY([.A1];881)" office:value-type="string" office:string-value="1.62">
            <text:p>1.62</text:p>
          </table:table-cell>
          <table:table-cell table:number-columns-repeated="5"/>
        </table:table-row>
        <table:table-row table:style-name="ro1">
          <table:table-cell office:value-type="string">
            <text:p>Debt/Equity</text:p>
          </table:table-cell>
          <table:table-cell office:value-type="string">
            <text:p>892 to 902</text:p>
          </table:table-cell>
          <table:table-cell table:formula="of:=COM.SMF.TICKER.GETINFO.PYTHON.SMFIMPL.GETMORNINGKEY([.A1];892)" office:value-type="string" office:string-value="0.14">
            <text:p>0.14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fficiency</text:p>
          </table:table-cell>
          <table:table-cell table:number-columns-repeated="7"/>
        </table:table-row>
        <table:table-row table:style-name="ro1">
          <table:table-cell office:value-type="string">
            <text:p>Days Sales Outstanding</text:p>
          </table:table-cell>
          <table:table-cell office:value-type="string">
            <text:p>903 to 913</text:p>
          </table:table-cell>
          <table:table-cell table:formula="of:=COM.SMF.TICKER.GETINFO.PYTHON.SMFIMPL.GETMORNINGKEY([.A1];903)" office:value-type="string" office:string-value="17.77">
            <text:p>17.77</text:p>
          </table:table-cell>
          <table:table-cell table:number-columns-repeated="5"/>
        </table:table-row>
        <table:table-row table:style-name="ro1">
          <table:table-cell office:value-type="string">
            <text:p>Days Inventory</text:p>
          </table:table-cell>
          <table:table-cell office:value-type="string">
            <text:p>914 to 924</text:p>
          </table:table-cell>
          <table:table-cell table:formula="of:=COM.SMF.TICKER.GETINFO.PYTHON.SMFIMPL.GETMORNINGKEY([.A1];914)" office:value-type="string" office:string-value="4.92">
            <text:p>4.92</text:p>
          </table:table-cell>
          <table:table-cell table:number-columns-repeated="5"/>
        </table:table-row>
        <table:table-row table:style-name="ro1">
          <table:table-cell office:value-type="string">
            <text:p>Payables Period</text:p>
          </table:table-cell>
          <table:table-cell office:value-type="string">
            <text:p>925 to 935</text:p>
          </table:table-cell>
          <table:table-cell table:formula="of:=COM.SMF.TICKER.GETINFO.PYTHON.SMFIMPL.GETMORNINGKEY([.A1];925)" office:value-type="string" office:string-value="56.41">
            <text:p>56.41</text:p>
          </table:table-cell>
          <table:table-cell table:number-columns-repeated="5"/>
        </table:table-row>
        <table:table-row table:style-name="ro1">
          <table:table-cell office:value-type="string">
            <text:p>Cash Conversion Cycle</text:p>
          </table:table-cell>
          <table:table-cell office:value-type="string">
            <text:p>936 to 946</text:p>
          </table:table-cell>
          <table:table-cell table:formula="of:=COM.SMF.TICKER.GETINFO.PYTHON.SMFIMPL.GETMORNINGKEY([.A1];936)" office:value-type="string" office:string-value="-33.72">
            <text:p>-33.72</text:p>
          </table:table-cell>
          <table:table-cell table:number-columns-repeated="5"/>
        </table:table-row>
        <table:table-row table:style-name="ro1">
          <table:table-cell office:value-type="string">
            <text:p>Receivables Turnover</text:p>
          </table:table-cell>
          <table:table-cell office:value-type="string">
            <text:p>947 to 957</text:p>
          </table:table-cell>
          <table:table-cell table:formula="of:=COM.SMF.TICKER.GETINFO.PYTHON.SMFIMPL.GETMORNINGKEY([.A1];947)" office:value-type="string" office:string-value="20.54">
            <text:p>20.54</text:p>
          </table:table-cell>
          <table:table-cell table:number-columns-repeated="5"/>
        </table:table-row>
        <table:table-row table:style-name="ro1">
          <table:table-cell office:value-type="string">
            <text:p>Inventory Turnover</text:p>
          </table:table-cell>
          <table:table-cell office:value-type="string">
            <text:p>958 to 968</text:p>
          </table:table-cell>
          <table:table-cell table:formula="of:=COM.SMF.TICKER.GETINFO.PYTHON.SMFIMPL.GETMORNINGKEY([.A1];958)" office:value-type="string" office:string-value="74.19">
            <text:p>74.19</text:p>
          </table:table-cell>
          <table:table-cell table:number-columns-repeated="5"/>
        </table:table-row>
        <table:table-row table:style-name="ro1">
          <table:table-cell office:value-type="string">
            <text:p>Fixed Assets Turnover</text:p>
          </table:table-cell>
          <table:table-cell office:value-type="string">
            <text:p>969 to 979</text:p>
          </table:table-cell>
          <table:table-cell table:formula="of:=COM.SMF.TICKER.GETINFO.PYTHON.SMFIMPL.GETMORNINGKEY([.A1];969)" office:value-type="string" office:string-value="12.64">
            <text:p>12.64</text:p>
          </table:table-cell>
          <table:table-cell table:number-columns-repeated="5"/>
        </table:table-row>
        <table:table-row table:style-name="ro1">
          <table:table-cell office:value-type="string">
            <text:p>Asset Turnover</text:p>
          </table:table-cell>
          <table:table-cell office:value-type="string">
            <text:p>980 to 990</text:p>
          </table:table-cell>
          <table:table-cell table:formula="of:=COM.SMF.TICKER.GETINFO.PYTHON.SMFIMPL.GETMORNINGKEY([.A1];980)" office:value-type="string" office:string-value="0.93">
            <text:p>0.93</text:p>
          </table:table-cell>
          <table:table-cell table:number-columns-repeated="5"/>
        </table:table-row>
        <table:table-row table:style-name="ro1" table:number-rows-repeated="10484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9-22T21:11:12</dc:date>
    <dc:creator>Dave </dc:creator>
    <meta:generator>LibreOffice/3.5$Linux_X86_64 LibreOffice_project/350m1$Build-2</meta:generator>
    <meta:editing-duration>PT2H50M8S</meta:editing-duration>
    <meta:editing-cycles>32</meta:editing-cycles>
    <meta:document-statistic meta:table-count="1" meta:cell-count="272" meta:object-count="0"/>
  </office:meta>
</office:document-meta>
</file>